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Hortin</text:p>
      <text:p text:style-name="P3">Computer Science: Network Security Sheet</text:p>
      <text:p text:style-name="P5"><text:span text:style-name="T1">Confidentiality</text:span> is the concealment of information or resources. Military and civilian institutions in the government often restrict access to information to those who need that information. The first formal work in computer security was motivated by the military's attempt to implement controls to enforce a "need to know" principle. </text:p>
      <text:list text:style-name="L1">
        <text:list-item>
          <text:list>
            <text:list-item>
              <text:p text:style-name="P4">Access control mechanisms support confidentiality. </text:p>
            </text:list-item>
          </text:list>
        </text:list-item>
        <text:list-item>
          <text:p text:style-name="P4"><text:span text:style-name="T1">Integrity</text:span> refers to the trustworthiness of data or resources, and it is usually phrased in terms of preventing improper or unauthorized change.</text:p>
          <text:list>
            <text:list-item>
              <text:p text:style-name="P4">Integrity includes data integrity (the content of the information) and origin integrity (the source of the data, often called authentication). <text:s/></text:p>
            </text:list-item>
            <text:list-item>
              <text:p text:style-name="P4">Integrity mechanisms fall into two classes: prevention mechanisms and detection mechanisms.</text:p>
            </text:list-item>
          </text:list>
        </text:list-item>
        <text:list-item>
          <text:p text:style-name="P4"><text:span text:style-name="T1">Availability </text:span>refers to the ability to use the information or resource desired.</text:p>
          <text:list>
            <text:list-header>
              <text:p text:style-name="P6"/>
            </text:list-header>
          </text:list>
        </text:list-item>
      </text:list>
      <text:p text:style-name="P2">13 - A principal is a unique entity. An identity specifies a principal.</text:p>
      <text:p text:style-name="P2"/>
      <text:p text:style-name="P2">15 - .1The command sequence c causes a flow of information from x to y if, after execution of c, some information about the value of x before c was executed can be deduced from the value of y after c was executed. .2An implicit flow of information occurs when information flows from x to y without an explicit assignment of the form y := f(x), where f(x) is an arithmetic expression with the variable x.</text:p>
      <text:p text:style-name="P2"/>
      <text:p text:style-name="P2">16- .1 The confinement problem is the problem of preventing a server from leaking information that the user of the service considers confidential.</text:p>
      <text:p text:style-name="P2">-Confinement solutions in virtual machines...as well as sandbox environments</text:p>
      <text:p text:style-name="P2"/>
      <text:p text:style-name="P2">17-Security assurance, or simply assurance, is confidence that an entity meets its security requirements, based on specific evidence provided by the application of assurance techniques.Examples of assurance techniques include the use of a development methodology, formal methods for design analysis, and testing. Evidence specific to a particular technique may be simplistic or may be complex and fine-grained. For example, evidence that measures a development methodology may be a brief description of the methodology to be followed. Alternatively, development processes may be measured against standards under a technique such as the System Security Engineering Capability Maturity Model</text:p>
      <text:p text:style-name="P2">17.2 Conception – Manufacture Deployment...idea that security may have a lifecycle</text:p>
      <text:p text:style-name="P2">A <text:span text:style-name="T2">reference monitor</text:span> is an access control concept of an abstract machine that mediates all accesses to objects by subjects.</text:p>
      <text:p text:style-name="P2">A <text:span text:style-name="T2">reference validation mechanism</text:span> (RVM) is an implementation of the reference monitor concept. An RVM must be tamperproof, must always be invoked (and can never be bypassed), and must be small enough to be subject to analysis and testing, the completeness of which can be assured.</text:p>
      <text:p text:style-name="P2">A <text:span text:style-name="T2">security kernel </text:span>is a combination of hardware and software that implements a reference monitor.</text:p>
      <text:p text:style-name="P2">A <text:span text:style-name="T2">trusted computing base </text:span>(TCB) consists of all protection mechanisms within a computer systemincluding hardware, firmware, and softwarethat are responsible for enforcing a security policy.</text:p>
      <text:p text:style-name="P2"/>
      <text:p text:style-name="P2"><text:soft-page-break/>18.1. Goals of Formal EvaluationPerfect security is an ultimate, but unachievable, goal for computer systems. <text:s/>A trusted system is one that has been shown to meet specific security requirements under specific conditions. The trust is based on assurance evidence. Although a trusted system cannot guarantee perfect security, it does provide a basis for confidence in the system within the scope of the evaluation. Typically, an evaluation methodology provides the following features.A set of requirements defining the security functionality for the system or product.A set of assurance requirements that delineate the steps for establishing that the system or product meets its functional requirements. The requirements usually specify required evidence of assurance.A methodology for determining that the product or system meets the functional requirements based on analysis of the assurance evidence.A measure of the evaluation result (called a level of trust) that indicates how trustworthy the product or system is with respect to the security functional requirements defined for it.</text:p>
      <text:p text:style-name="P2"/>
      <text:p text:style-name="P2">-1) Principle of Least Privilege - This principle restricts how privileges are granted.  The main idea is that if someone does not need access to a certain resource that they should not have access.<text:line-break/>-2) Principle of Fail-Safe Defaults This principle restricts how privileges are initialized when a subject or object is created.  Unless a person is given specific access to an item it defaults denial of access.<text:line-break/>-3)Principle of Economy of Mechanism This principle simplifies the design and implementation of security mechanisms.  Fewer possibility for errors will exist if the implementation is minimal we talked about this in class on our Friday lecture.<text:line-break/>-4)Principle of Complete Mediation This principle restricts the caching of information, which often leads to simpler implementations of mechanisms.  This is best exemplified in the permissions feature of unix operating system where the OS intervenes and makes sure a user requesting a file has the proper set of permissions to use that file in the intended way.<text:line-break/>-5) Principle of Open Design The principle of open design states that the security of a mechanism should not depend on the secrecy of its design or implementation.  For example RSA's algorithm is totally available online, and it is still extremely secure.<text:line-break/>-6) Principle of Separation of Privilege This principle is restrictive because it limits access to system entities.  The principle of separation of privilege states that a system should not grant permission based on a single condition. For example just because I know my email address for my email does not mean that I am it's owner, I should know it's password and maybe my date of birth.<text:line-break/>-7) Principle of Least Common Mechanism The principle of least common mechanism states that mechanisms used to access resources should not be shared.<text:line-break/>-8) Principle of Psychological Acceptability This principle is that there must be a human element to the implementation and configuration of security to make it more natural and effective to administer.  The process should be as easy and direct as possible</text:p>
      <text:p text:style-name="P2"/>
      <text:p text:style-name="P2">CHAPTER 20 RISOS (Research Into Secure Operating Systems) 7 FLAWS</text:p>
      <text:p text:style-name="P2">1Incomplete parameter validation<text:tab/><text:tab/><text:tab/>2Inconsistent parameter validation</text:p>
      <text:p text:style-name="P2">3Implicit sharing of privileged/confidential data<text:tab/>4Asynchronous validation/inadequate serialization 5Inadequate identification/authentication/authorization<text:tab/>6Violable prohibition/limit <text:tab/><text:tab/> <text:s text:c="6"/>7Exploitable logic error</text:p>
      <text:p text:style-name="P2"/>
      <text:p text:style-name="P2">22.3<text:span text:style-name="T2">Anomaly Modeling</text:span>Anomaly detection uses the assumption that unexpected behavior is evidence of an intrusion. Implicit is the belief that some set of metrics can characterize the expected behavior of a user or a process. Each metric relates a subject and an object.</text:p>
      <text:p text:style-name="P2">-<text:span text:style-name="T2">Misuse Modeling </text:span>In some contexts, the term "misuse" refers to an attack by an insider or authorized <text:soft-page-break/>user. In the context of intrusion detection systems, it means "rule-based detection."</text:p>
      <text:p text:style-name="P2"><text:span text:style-name="T2">Specification Modeling</text:span>Anomaly detection has been called the art of looking for unusual states. Misuse detection, similarly, is the art of looking for states known to be bad. Specification detection takes the opposite approach; it looks for states known not to be good, and when the system enters such a state, it reports a possible intr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x Hortin</meta:initial-creator>
    <meta:creation-date>2009-05-04T14:19:10</meta:creation-date>
    <dc:creator>Alex Hortin</dc:creator>
    <dc:date>2009-05-04T16:55:15</dc:date>
    <meta:editing-cycles>12</meta:editing-cycles>
    <meta:editing-duration>PT2H20M55S</meta:editing-duration>
    <meta:user-defined meta:name="Info 1"/>
    <meta:user-defined meta:name="Info 2"/>
    <meta:user-defined meta:name="Info 3"/>
    <meta:user-defined meta:name="Info 4"/>
    <meta:document-statistic meta:table-count="0" meta:image-count="0" meta:object-count="0" meta:page-count="3" meta:paragraph-count="26" meta:word-count="1119" meta:character-count="7345"/>
  </office:meta>
</office:document-meta>
</file>